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fo:border="0.74pt solid #000000"/>
      <style:text-properties fo:color="#000000" style:font-name="Arial" style:font-name-asian="Linux Libertine G" style:font-name-complex="Arial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Linux Libertine G" style:font-name-complex="Arial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SPC-08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compliant, but as per discussion with techChariot, planned changes will include a few new configurations. Have a few more biomes than currently listed (great plains, lake, cracked), but list never claims to be exhaustive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ddition: Great plains biome guarantees a horse scout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looking through the list/code to double-check. Should be fin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Still need to add wood piles. 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p not quite ready yet (but mostly so)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rename when I move to correct location (currently named BETA_Syzygy)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be making changes that would increase file size significantly (so will need to recheck once changes are made, but currently is under 2.5kb)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0];[.A84])" office:value-type="float" office:value="53" calcext:value-type="float" table:number-columns-spanned="2" table:number-rows-spanned="1">
            <text:p>53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2" table:formula="of:=COUNTIF([.$F$8:.$F$80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37" calcext:value-type="float" table:number-columns-spanned="2" table:number-rows-spanned="1">
            <text:p>37</text:p>
          </table:table-cell>
          <table:covered-table-cell/>
          <table:table-cell table:style-name="ce12" table:formula="of:=COUNTIF([.$F$8:.$F$80];[.A88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40:'DATE (YY-MM-DD)'.F42 'DATE (YY-MM-DD)'.F44:'DATE (YY-MM-DD)'.F44 'DATE (YY-MM-DD)'.F46:'DATE (YY-MM-DD)'.F49 'DATE (YY-MM-DD)'.F51:'DATE (YY-MM-DD)'.F54 'DATE (YY-MM-DD)'.F56:'DATE (YY-MM-DD)'.F56 'DATE (YY-MM-DD)'.F58:'DATE (YY-MM-DD)'.F59 'DATE (YY-MM-DD)'.F61:'DATE (YY-MM-DD)'.F63 'DATE (YY-MM-DD)'.F65:'DATE (YY-MM-DD)'.F72 'DATE (YY-MM-DD)'.F74:'DATE (YY-MM-DD)'.F74 'DATE (YY-MM-DD)'.F76:'DATE (YY-MM-DD)'.F76 'DATE (YY-MM-DD)'.F78:'DATE (YY-MM-DD)'.F78 'DATE (YY-MM-DD)'.F80:'DATE (YY-MM-DD)'.F80 'DATE (YY-MM-DD)'.D40:'DATE (YY-MM-DD)'.D42 'DATE (YY-MM-DD)'.D44:'DATE (YY-MM-DD)'.D44 'DATE (YY-MM-DD)'.D46:'DATE (YY-MM-DD)'.D49 'DATE (YY-MM-DD)'.D51:'DATE (YY-MM-DD)'.D54 'DATE (YY-MM-DD)'.D56:'DATE (YY-MM-DD)'.D56 'DATE (YY-MM-DD)'.D58:'DATE (YY-MM-DD)'.D59 'DATE (YY-MM-DD)'.D61:'DATE (YY-MM-DD)'.D63 'DATE (YY-MM-DD)'.D65:'DATE (YY-MM-DD)'.D72 'DATE (YY-MM-DD)'.D74:'DATE (YY-MM-DD)'.D74 'DATE (YY-MM-DD)'.D76:'DATE (YY-MM-DD)'.D76 'DATE (YY-MM-DD)'.D78:'DATE (YY-MM-DD)'.D78 'DATE (YY-MM-DD)'.D80:'DATE (YY-MM-DD)'.D80 'DATE (YY-MM-DD)'.D8:'DATE (YY-MM-DD)'.D37 'DATE (YY-MM-DD)'.F8:'DATE (YY-MM-DD)'.F37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9T19:37:27.894000000</dc:date>
    <meta:editing-duration>P2DT17H45M11S</meta:editing-duration>
    <meta:editing-cycles>214</meta:editing-cycles>
    <meta:generator>LibreOffice/24.8.2.1$Windows_X86_64 LibreOffice_project/0f794b6e29741098670a3b95d60478a65d05ef13</meta:generator>
    <meta:document-statistic meta:table-count="1" meta:cell-count="279" meta:object-count="0"/>
  </office:meta>
</office:document-meta>
</file>